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38a7" officeooo:paragraph-rsid="001738a7"/>
    </style:style>
    <style:style style:name="P2" style:family="paragraph" style:parent-style-name="Standard">
      <style:text-properties officeooo:rsid="0018fd2c" officeooo:paragraph-rsid="0018fd2c"/>
    </style:style>
    <style:style style:name="P3" style:family="paragraph" style:parent-style-name="Standard">
      <style:text-properties officeooo:rsid="001931ce" officeooo:paragraph-rsid="001931ce"/>
    </style:style>
    <style:style style:name="P4" style:family="paragraph" style:parent-style-name="Standard">
      <style:text-properties officeooo:rsid="001b266b" officeooo:paragraph-rsid="001b266b"/>
    </style:style>
    <style:style style:name="P5" style:family="paragraph" style:parent-style-name="Standard">
      <style:text-properties officeooo:rsid="001ba342" officeooo:paragraph-rsid="001ba342"/>
    </style:style>
    <style:style style:name="T1" style:family="text">
      <style:text-properties officeooo:rsid="0018fd2c"/>
    </style:style>
    <style:style style:name="T2" style:family="text">
      <style:text-properties officeooo:rsid="001b26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fonction demandée peut être décomposée en plusieurs étapes :</text:p>
      <text:p text:style-name="P1">-<text:span text:style-name="T1">l’acquisition d’une image du terrain à la fréquence souhaitée</text:span></text:p>
      <text:p text:style-name="P1">-<text:span text:style-name="T1">l’analyse de cet image</text:span></text:p>
      <text:p text:style-name="P1">-<text:span text:style-name="T1">la communication des résultats aux robots</text:span></text:p>
      <text:p text:style-name="P1"/>
      <text:p text:style-name="P2">chaque partie peut-être subdivisée comme sui :</text:p>
      <text:p text:style-name="P2">L’acquisition d’images s’organise autour d’une caméra : </text:p>
      <text:p text:style-name="P2">- celle-ci doit être maintenue en position par un support mécanique pour renseigner sur la partie souhaitée de son environnement</text:p>
      <text:p text:style-name="P2">- les données acquises doivent être sauvegardées et/ou analysées par un autre composant : en l’occurrence un Rasberry pi</text:p>
      <text:p text:style-name="P2"/>
      <text:p text:style-name="P2">Cette dernière considération nous amène à la question du traitement d’image.</text:p>
      <text:p text:style-name="P2"/>
      <text:p text:style-name="P3">Avant de commencer le repérage des robots, il est nécessaire de corriger la perspective : du fait du règlement, on ne peut pas regarder le terrain en plongée parfaite. L’image est donc déformée par la perspective et il est impossible de faire correspondre les coordonnées sur l’image avec les coordonnées sur le terrain.</text:p>
      <text:p text:style-name="P3">Une fois cette étape <text:span text:style-name="T2">terminée, on peut se lancer dans le repérage des robots et palets :</text:span></text:p>
      <text:p text:style-name="P2">Afin de <text:span text:style-name="T2">les </text:span>repérer, <text:span text:style-name="T2">ceux-ci sont</text:span> différenciés par leur supports colorés. <text:span text:style-name="T2">Il est nécessaire d’appliquer des filtres colorés. Pour chaque résultat, on doit diminuer le bruit, repérer les contours et calculer les coordonnées des centres. Ensuite, il faut vérifier la pertinence des résultats avant de les envoyer.</text:span></text:p>
      <text:p text:style-name="P2"/>
      <text:p text:style-name="P5">Les envois sont une fois de plus gérés par le rasberry pi. Ces envois sont faits via wifi aux robots.</text:p>
      <text:p text:style-name="P5"/>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3:37:51.258000000</meta:creation-date>
    <meta:generator>LibreOffice/5.4.6.2$Windows_X86_64 LibreOffice_project/4014ce260a04f1026ba855d3b8d91541c224eab8</meta:generator>
    <dc:date>2019-05-15T14:33:13.165000000</dc:date>
    <meta:editing-duration>PT14M22S</meta:editing-duration>
    <meta:editing-cycles>2</meta:editing-cycles>
    <meta:document-statistic meta:table-count="0" meta:image-count="0" meta:object-count="0" meta:page-count="1" meta:paragraph-count="13" meta:word-count="230" meta:character-count="1436" meta:non-whitespace-character-count="1218"/>
  </office:meta>
</office:document-meta>
</file>